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0d24" officeooo:paragraph-rsid="00170d24"/>
    </style:style>
    <style:style style:name="P2" style:family="paragraph" style:parent-style-name="Standard">
      <style:text-properties officeooo:paragraph-rsid="00170d24"/>
    </style:style>
    <style:style style:name="T1" style:family="text">
      <style:text-properties officeooo:rsid="00170d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limate change is expected to have significant effects on the distribution of tree species </text:p>
      <text:p text:style-name="Standard"/>
      <text:p text:style-name="P1">SDM</text:p>
      <text:p text:style-name="Standard">Tree species distribution models rely on the assumption that the relationship between environmental variables (such as temperature, precipitation, and soil characteristics) and species occurrence remains relatively stable over time </text:p>
      <text:p text:style-name="Standard"><text:span text:style-name="T1">U</text:span>sing statistical or machine learning techniques to relate species occurrence to environmental variables </text:p>
      <text:p text:style-name="Standard">Common modeling techniques include logistic regression, generalized linear models, random forests, support vector machines, and maximum entropy models </text:p>
      <text:p text:style-name="Standard"/>
      <text:p text:style-name="P1">PBM</text:p>
      <text:p text:style-name="Standard">Unlike empirical correlative models that rely on statistical relationships between species occurrence and environmental variables, process-based models simulate ecological processes and incorporate physiological and ecological mechanisms. </text:p>
      <text:p text:style-name="Standard">The complexity and computational requirements of these models can also pose challenges in terms of calibration, validation, and application on larger scales. </text:p>
      <text:p text:style-name="Standard"/>
      <text:p text:style-name="P1">INVERSE CALIBRATION</text:p>
      <text:p text:style-name="P1">inverse calibration involves adjusting the parameters of the model, to reproduce observed tree distributions</text:p>
      <text:p text:style-name="P1">Lots of parameters</text:p>
      <text:p text:style-name="P1">We did not even know if it was going to work</text:p>
      <text:p text:style-name="P2"><text:span text:style-name="T1">CMA-ES e</text:span>xplore the parameter space to find the combination that best matches the model outputs to the observed data </text:p>
      <text:p text:style-name="P2">CMA-ES adapts the covariance matrix to guide the search towards promising regions of the parameter space, allowing for efficient exploration and convergence to optimal parameter values. It is particularly useful when dealing with complex, high-dimensional parameter spaces and noisy objective functions. </text:p>
      <text:p text:style-name="P1"/>
      <text:p text:style-name="P1">drives scientific progress </text:p>
      <text:p text:style-name="P1">to identify areas of improvement, refine model algorithms, and incorporate new data </text:p>
      <text:p text:style-name="Standard"/>
      <text:p text:style-name="P1">LIMITS</text:p>
      <text:p text:style-name="Standard">Tree species distributions are influenced by a range of interacting factors, including climate, soil characteristics, competition with other species, and land use changes – <text:span text:style-name="T1">we don’t take all of them into account</text:span></text:p>
      <text:p text:style-name="Standard"/>
      <text:p text:style-name="Standard"><text:span text:style-name="T1">F</text:span>ossil pollen <text:span text:style-name="T1">are </text:span>a valuable tool for reconstructing past vegetation, it is important to recognize its limitations and uncertainties. These include issues related to preservation biases, taxonomic identification challenges </text:p>
      <text:p text:style-name="Standard"/>
      <text:p text:style-name="Standard">During past climate changes, species responded by shifting their distributions to track suitable habitats. By incorporating migration processes into SDMs, we can more accurately simulate the dynamics of species' range shifts over time </text:p>
      <text:p text:style-name="Standard"/>
      <text:p text:style-name="Standard"/>
      <text:p text:style-name="Standard"/>
      <text:p text:style-name="P1">FUTURE CONFIDENCE</text:p>
      <text:p text:style-name="Standard"><text:span text:style-name="T1">W</text:span>hen fac<text:span text:style-name="T1">ing </text:span><text:s/>with novel <text:span text:style-name="T1">c</text:span>limates that significantly differ from historical patterns <text:span text:style-name="T1">t</text:span>he reliability of these models can be uncertain </text:p>
      <text:p text:style-name="Standard"/>
      <text:p text:style-name="Standard"><text:soft-page-break/>Process-based models have the potential to provide a more mechanistic understanding of tree species distributions and can be valuable in predicting species responses to novel climates. </text:p>
      <text:p text:style-name="Standard"/>
      <text:p text:style-name="Standard">In practice, both correlative and process-based models have their merits and limitations. Correlative models are often more widely used due to their simplicity and data availability, while process-based models are being increasingly developed and applied to gain a deeper understanding of ecological processes and species-environment relationships. </text:p>
      <text:p text:style-name="Standard"/>
      <text:p text:style-name="Text_20_body">Better communication on model uncertainties in the future is crucial for several reasons :</text:p>
      <text:p text:style-name="Text_20_body">- allows decision-makers to have a more comprehensive understanding of the limitations and potential errors associated with the models</text:p>
      <text:p text:style-name="Text_20_body">- <text:span text:style-name="T1">we have to </text:span>prevent the misinterpretation of model outputs as precise and deterministic representations of reality</text:p>
      <text:p text:style-name="Text_20_body">- <text:span text:style-name="T1">m</text:span>odel uncertainties are directly linked to risk assessmen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Victor Van der Meersch</meta:initial-creator>
    <meta:creation-date>2023-06-22T16:51:53.695000000</meta:creation-date>
    <dc:date>2023-06-23T15:49:30.540000000</dc:date>
    <dc:creator>Victor Van der Meersch</dc:creator>
    <meta:editing-duration>PT22H57M36S</meta:editing-duration>
    <meta:editing-cycles>2</meta:editing-cycles>
    <meta:generator>LibreOffice/7.4.7.2$Windows_X86_64 LibreOffice_project/723314e595e8007d3cf785c16538505a1c878ca5</meta:generator>
    <meta:document-statistic meta:table-count="0" meta:image-count="0" meta:object-count="0" meta:page-count="2" meta:paragraph-count="28" meta:word-count="475" meta:character-count="3461" meta:non-whitespace-character-count="2996"/>
  </office:meta>
</office:document-meta>
</file>